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file/OiqEoZWTp9ETgrhT46HrCQ/Pokemon-TCG-Shop?node-id=0%3A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4:09:56.517000000</meta:creation-date>
    <dc:date>2022-07-21T14:10:42.204000000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80" meta:non-whitespace-character-count="80"/>
    <meta:generator>LibreOffice/7.3.4.2$Windows_X86_64 LibreOffice_project/728fec16bd5f605073805c3c9e7c4212a0120dc5</meta:generator>
  </office:meta>
</office:document-meta>
</file>